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0af" officeooo:paragraph-rsid="000eb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k, so in Colt Steele’s Web Development course, so far he’s covered a high-level overview of How the Internet Works, and also a few basic HTML tags. <text:s/>All really simple stuff, review at best. <text:s/>I’m looking forward to getting into deeper stuff later.</text:p>
      <text:p text:style-name="P1"/>
      <text:p text:style-name="P1">Right now he’s given me my first assignment, to recreate a simple text-only page. <text:s/>I’ll go whip that off, and put both it and this README into my new repository.</text:p>
      <text:p text:style-name="P1"/>
      <text:p text:style-name="P1">Dated: 18 January, ‘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4:26:37.476210729</meta:creation-date>
    <dc:date>2017-01-18T14:28:55.422106302</dc:date>
    <meta:editing-duration>PT2M18S</meta:editing-duration>
    <meta:editing-cycles>1</meta:editing-cycles>
    <meta:document-statistic meta:table-count="0" meta:image-count="0" meta:object-count="0" meta:page-count="1" meta:paragraph-count="3" meta:word-count="77" meta:character-count="431" meta:non-whitespace-character-count="354"/>
    <meta:generator>LibreOffice/5.1.4.2$Linux_X86_64 LibreOffice_project/10m0$Build-2</meta:generator>
  </office:meta>
</office:document-meta>
</file>